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fo:text-align="center"/>
      <style:text-properties fo:font-size="26pt" style:font-size-asian="26pt" style:font-size-complex="26pt"/>
    </style:style>
    <style:style style:name="P2" style:parent-style-name="Standaard" style:family="paragraph">
      <style:text-properties fo:font-size="12pt" style:font-size-asian="12pt" style:font-size-complex="12pt"/>
    </style:style>
    <style:style style:name="P3" style:parent-style-name="Standaard" style:family="paragraph">
      <style:text-properties fo:font-size="12pt" style:font-size-asian="12pt" style:font-size-complex="12pt"/>
    </style:style>
    <style:style style:name="P4" style:parent-style-name="Standaard" style:family="paragraph">
      <style:text-properties fo:font-size="12pt" style:font-size-asian="12pt" style:font-size-complex="12pt"/>
    </style:style>
    <style:style style:name="P5" style:parent-style-name="Standaard" style:family="paragraph">
      <style:text-properties fo:font-size="12pt" style:font-size-asian="12pt" style:font-size-complex="12pt"/>
    </style:style>
    <style:style style:name="P6" style:parent-style-name="Standaard" style:family="paragraph">
      <style:text-properties fo:font-size="12pt" style:font-size-asian="12pt" style:font-size-complex="12pt"/>
    </style:style>
    <style:style style:name="P7" style:parent-style-name="Standaard" style:family="paragraph">
      <style:text-properties fo:font-size="12pt" style:font-size-asian="12pt" style:font-size-complex="12pt"/>
    </style:style>
    <style:style style:name="P8" style:parent-style-name="Standaard" style:family="paragraph">
      <style:text-properties fo:font-size="12pt" style:font-size-asian="12pt" style:font-size-complex="12pt"/>
    </style:style>
    <style:style style:name="P9" style:parent-style-name="Standaard" style:family="paragraph">
      <style:text-properties fo:font-size="12pt" style:font-size-asian="12pt" style:font-size-complex="12pt"/>
    </style:style>
    <style:style style:name="P10" style:parent-style-name="Standaard" style:family="paragraph">
      <style:text-properties fo:font-size="12pt" style:font-size-asian="12pt" style:font-size-complex="12pt"/>
    </style:style>
    <style:style style:name="P11" style:parent-style-name="Standaard" style:family="paragraph">
      <style:text-properties fo:font-size="12pt" style:font-size-asian="12pt" style:font-size-complex="12pt"/>
    </style:style>
    <style:style style:name="P12" style:parent-style-name="Standaard" style:family="paragraph">
      <style:text-properties fo:font-size="12pt" style:font-size-asian="12pt" style:font-size-complex="12pt"/>
    </style:style>
    <style:style style:name="P13" style:parent-style-name="Standaard" style:family="paragraph">
      <style:text-properties fo:font-size="12pt" style:font-size-asian="12pt" style:font-size-complex="12pt"/>
    </style:style>
    <style:style style:name="P14" style:parent-style-name="Standaard" style:family="paragraph">
      <style:text-properties fo:font-size="12pt" style:font-size-asian="12pt" style:font-size-complex="12pt"/>
    </style:style>
    <style:style style:name="P15" style:parent-style-name="Standaard" style:family="paragraph">
      <style:text-properties fo:font-size="12pt" style:font-size-asian="12pt" style:font-size-complex="12pt"/>
    </style:style>
  </office:automatic-styles>
  <office:body>
    <office:text text:use-soft-page-breaks="true">
      <text:p text:style-name="P1">Debriefing</text:p>
      <text:p text:style-name="P2">Mijn flipperkast komt eruit te zien als een simpele lange kast, aan de achterkant komt een <text:s/>van muur met kenmerken van een kasteel</text:p>
      <text:p text:style-name="P3">Als trekker (ballenschieter) ga ik een<text:s/>katapult maken vanuit de middeleeuwen, want mijn thema is middeleeuwen omdat ik persoonlijk geschiedenis heel interessant vind.</text:p>
      <text:p text:style-name="P4">Als achtergrond muziek doe ik een wat rustige muziek, omdat ik van eigenschap redelijk rustig ben.</text:p>
      <text:p text:style-name="P5">Voor de rest maak ik de binnenkant van de kast ook met het middeleeuws thema waaronder dat de bumpers middeleeuwse torens worden en dat er aan het eind een grote bumper komt die het kasteel moet betekenen.</text:p>
      <text:p text:style-name="P6">Ik probeer hem speelbaar te maken alleen ik weet niet of dat gaat lukken omdat<text:s/>we niet heel ver zijn met programmeren.</text:p>
      <text:p text:style-name="P7">De bal komt eruit te zien als een simpele steen, omdat ze vroeger geen complexe materialen hadden.</text:p>
      <text:p text:style-name="P8">De flippers worden middeleeuwse zwaarden.</text:p>
      <text:p text:style-name="P9">Als de bal een toren raakt krijgt de speler 10 punten en als de bal de kasteel raakt krijgt de speler 3 punten, omdat het kasteel moeilijker te raken is.</text:p>
      <text:p text:style-name="P10"/>
      <text:p text:style-name="P11">Dus de opdracht duid: maak een flipperkast met een persoonlijk tintje.</text:p>
      <text:p text:style-name="P12"/>
      <text:p text:style-name="P13">Gemaakt door Robin Kreder GMD1B</text:p>
      <text:p text:style-name="P14"/>
      <text:p text:style-name="P1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bin</meta:initial-creator>
    <dc:creator>Robin</dc:creator>
    <meta:creation-date>2016-10-04T14:12:00Z</meta:creation-date>
    <dc:date>2016-11-07T22:06:00Z</dc:date>
    <meta:template xlink:href="Normal" xlink:type="simple"/>
    <meta:editing-cycles>4</meta:editing-cycles>
    <meta:editing-duration>PT1140S</meta:editing-duration>
    <meta:document-statistic meta:page-count="1" meta:paragraph-count="2" meta:word-count="174" meta:character-count="1133" meta:row-count="8" meta:non-whitespace-character-count="961"/>
  </office:meta>
</office:document-meta>
</file>